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1.812cm" fo:min-width="0.562cm" fo:padding-top="0.125cm" fo:padding-bottom="0.125cm" fo:padding-left="0.25cm" fo:padding-right="0.25cm" loext:decorative="false"/>
    </style:style>
    <style:style style:name="gr4" style:family="graphic" style:parent-style-name="objectwithoutfill">
      <style:graphic-properties svg:stroke-width="0.1cm" svg:stroke-color="#ff4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6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>
      <style:graphic-properties svg:stroke-width="0cm" svg:stroke-color="#ff0000" draw:marker-start-width="0.2cm" draw:marker-end-width="0.2cm" draw:fill="solid" draw:fill-color="#ffd428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bf00" draw:fill="solid" draw:fill-color="#ffffff" draw:textarea-horizontal-align="justify" draw:textarea-vertical-align="middle" draw:auto-grow-height="false" fo:min-height="0.625cm" fo:min-width="0.5cm" draw:shadow="hidden" loext:decorative="false"/>
    </style:style>
    <style:style style:name="gr11" style:family="graphic" style:parent-style-name="standard">
      <style:graphic-properties svg:stroke-width="0.08cm" svg:stroke-color="#f10d0c" draw:marker-start-width="0.32cm" draw:marker-end-width="0.32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color="#ffbf00" draw:fill="solid" draw:fill-color="#ffd428" draw:textarea-horizontal-align="justify" draw:textarea-vertical-align="middle" draw:auto-grow-height="false" fo:min-height="0.5cm" fo:min-width="0.5cm" draw:shadow="hidden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ffd428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75cm" svg:y1="1.25cm" svg:x2="1.5cm" svg:y2="1.75cm">
          <text:p/>
        </draw:line>
        <draw:line draw:style-name="gr4" draw:text-style-name="P3" draw:layer="layout" svg:x1="0.75cm" svg:y1="2.25cm" svg:x2="1cm" svg:y2="1.75cm">
          <text:p/>
        </draw:line>
        <draw:custom-shape draw:style-name="gr5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draw:transform="rotate (-3.14159265358979) translate (1.55cm 1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5" draw:layer="layout" svg:width="0.5cm" svg:height="0.5cm" draw:transform="rotate (-3.14159265358979) translate (1.45cm 2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7" draw:layer="layout" svg:width="0.249cm" svg:height="0.249cm" svg:x="1.751cm" svg:y="0.5cm">
          <text:p text:style-name="P6"><text:span text:style-name="T1">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249cm" svg:height="0.249cm" draw:transform="rotate (-3.14159265358979) translate (0.749cm 3cm)">
          <text:p text:style-name="P6"><text:span text:style-name="T1">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10" draw:text-style-name="P8" draw:layer="layout" svg:width="0.364cm" svg:height="0.784cm" svg:x="1.374cm" svg:y="1.311cm" svg:viewBox="0 0 365 785" svg:d="M311 690c-20 35-44 66-71 95l-8-5-19-12-19-14-18-14-17-16-17-16-15-17-16-19-14-19-13-20-13-21-11-21-11-22-10-23-8-23-8-23-6-24-6-25-4-24-4-25-2-25-1-25v-26l1-25 2-25 4-25 4-24 6-25 6-24 8-23 8-23 10-23 11-22 11-21 13-21 13-20 14-19 5-6c4 2 8 4 12 7 70 40 129 97 172 165l-5 6-7 8-7 9-6 9-5 10-6 9-5 11-4 10-4 11-3 10-3 11-3 12-2 11-1 11-1 12-1 11v12l1 11 1 12 1 11 2 11 3 12 3 11 3 10 4 11 4 10 5 11 6 9 5 10 6 9 7 9 7 8 7 8 8 8 8 7 8 6 8 7 9 5 9 5 9 5 4 1c-11 49-29 95-54 138z">
          <text:p/>
        </draw:path>
        <draw:path draw:style-name="gr10" draw:text-style-name="P8" draw:layer="layout" svg:width="0.364cm" svg:height="0.784cm" draw:transform="rotate (-3.14159265358979) translate (1.126cm 2.18864647243419cm)" svg:viewBox="0 0 365 785" svg:d="M311 690c-20 35-44 66-71 95l-8-5-19-12-19-14-18-14-17-16-17-16-15-17-16-19-14-19-13-20-13-21-11-21-11-22-10-23-8-23-8-23-6-24-6-25-4-24-4-25-2-25-1-25v-26l1-25 2-25 4-25 4-24 6-25 6-24 8-23 8-23 10-23 11-22 11-21 13-21 13-20 14-19 5-6c4 2 8 4 12 7 70 40 129 97 172 165l-5 6-7 8-7 9-6 9-5 10-6 9-5 11-4 10-4 11-3 10-3 11-3 12-2 11-1 11-1 12-1 11v12l1 11 1 12 1 11 2 11 3 12 3 11 3 10 4 11 4 10 5 11 6 9 5 10 6 9 7 9 7 8 7 8 8 8 8 7 8 6 8 7 9 5 9 5 9 5 4 1c-11 49-29 95-54 138z">
          <text:p/>
        </draw:path>
        <draw:custom-shape draw:style-name="gr11" draw:text-style-name="P4" draw:layer="layout" svg:width="0.102cm" svg:height="0.102cm" draw:transform="rotate (-1.5707963267949) translate (1.576cm 1.42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-1.5707963267949) translate (1.652cm 1.867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-1.5707963267949) translate (1.546cm 1.655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1.5707963267949) translate (0.924cm 2.08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1.5707963267949) translate (0.848cm 1.633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1.5707963267949) translate (0.954cm 1.845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path draw:style-name="gr12" draw:text-style-name="P5" draw:layer="layout" svg:width="0.697cm" svg:height="0.225cm" svg:x="0.902cm" svg:y="1.274cm" svg:viewBox="0 0 698 226" svg:d="M100 44c31-18 63-33 97-43l5 3 10 5 11 5 11 4 11 4 12 4 11 3 12 3 12 2 13 2 12 2h12l13 1h12l13-1h12l12-2 13-2 12-2 12-3 11-3 12-4 11-4 11-4 11-5 10-5 7-4c34 11 67 26 99 44 36 20 69 45 98 74l-1 1-18 13-19 12-20 11-21 11-21 10-22 9-22 8-23 7-24 6-24 6-24 5-24 3-25 3-25 2-25 1h-24l-25-1-25-2-25-3-24-3-24-5-24-6-24-6-23-7-22-8-22-9-21-10-21-11-20-11-19-12-17-13c30-29 63-54 100-75z">
          <text:p/>
        </draw:path>
        <draw:path draw:style-name="gr12" draw:text-style-name="P5" draw:layer="layout" svg:width="0.697cm" svg:height="0.225cm" draw:transform="rotate (-3.14159265358979) translate (1.59827869757416cm 2.22575217448224cm)" svg:viewBox="0 0 698 226" svg:d="M100 44c31-18 63-33 97-43l5 3 10 5 11 5 11 4 11 4 12 4 11 3 12 3 12 2 13 2 12 2h12l13 1h12l13-1h12l12-2 13-2 12-2 12-3 11-3 12-4 11-4 11-4 11-5 10-5 7-4c34 11 67 26 99 44 36 20 69 45 98 74l-1 1-18 13-19 12-20 11-21 11-21 10-22 9-22 8-23 7-24 6-24 6-24 5-24 3-25 3-25 2-25 1h-24l-25-1-25-2-25-3-24-3-24-5-24-6-24-6-23-7-22-8-22-9-21-10-21-11-20-11-19-12-17-13c30-29 63-54 100-75z">
          <text:p/>
        </draw:path>
        <draw:custom-shape draw:style-name="gr11" draw:text-style-name="P4" draw:layer="layout" svg:width="0.102cm" svg:height="0.102cm" draw:transform="rotate (-1.5707963267949) translate (1.82cm 1.168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0.102cm" svg:height="0.102cm" draw:transform="rotate (1.5707963267949) translate (0.68cm 2.332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26T13:53:39.551000000</dc:date>
    <meta:editing-duration>PT2H16M52S</meta:editing-duration>
    <meta:editing-cycles>24</meta:editing-cycles>
    <meta:generator>LibreOffice/24.2.1.2$Windows_X86_64 LibreOffice_project/db4def46b0453cc22e2d0305797cf981b68ef5ac</meta:generator>
    <meta:document-statistic meta:object-count="24"/>
  </office:meta>
</office:document-meta>
</file>